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2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79433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79433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#ffffff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9" style:family="paragraph" style:parent-style-name="Table_20_Contents">
      <style:text-properties officeooo:rsid="00179433" officeooo:paragraph-rsid="00179433" fo:background-color="#ffffff"/>
    </style:style>
    <style:style style:name="P10" style:family="paragraph" style:parent-style-name="Heading">
      <style:paragraph-properties fo:text-align="center" style:justify-single-word="false"/>
      <style:text-properties fo:background-color="#ffffff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fo:background-color="#ffffff"/>
    </style:style>
    <style:style style:name="P1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13" style:family="paragraph" style:parent-style-name="Table_20_Contents">
      <style:text-properties fo:font-weight="bold" officeooo:rsid="0017dd11" officeooo:paragraph-rsid="0017dd11" style:font-weight-asian="bold" style:font-weight-complex="bold"/>
    </style:style>
    <style:style style:name="P14" style:family="paragraph" style:parent-style-name="Table_20_Contents">
      <style:text-properties officeooo:rsid="0017dd11" officeooo:paragraph-rsid="0017dd11" fo:background-color="#ffffff"/>
    </style:style>
    <style:style style:name="T1" style:family="text">
      <style:text-properties style:font-name-complex="Liberation Sans2"/>
    </style:style>
    <style:style style:name="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background-color="#ffffff" loext:char-shading-value="0"/>
    </style:style>
    <style:style style:name="T7" style:family="text">
      <style:text-properties fo:font-weight="bold" fo:background-color="#ffffff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79433"/>
    </style:style>
    <style:style style:name="T10" style:family="text">
      <style:text-properties officeooo:rsid="0017ba9e"/>
    </style:style>
    <style:style style:name="T11" style:family="text">
      <style:text-properties officeooo:rsid="0017dd1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. zn. RP #4342, <text:span text:style-name="T11">#9049</text:span> </text:p>
      <text:p text:style-name="P10"><text:span text:style-name="T11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6">:</text:span></text:p>
          </table:table-cell>
          <table:table-cell table:style-name="Tabulka1.A1" office:value-type="string">
            <text:p text:style-name="P7"><text:span text:style-name="T8">Česká pirátská strana, </text:span>organizační složka: republikové předsednictvo</text:p>
            <text:p text:style-name="P7">zastoupena: Mgr. Jakubem Michálkem, <text:span text:style-name="T9">3. </text:span>místopředsedou strany</text:p>
            <text:p text:style-name="P7">e-mail: <text:a xlink:type="simple" xlink:href="mailto:jakub.michalek@pirati.cz" text:style-name="Internet_20_link" text:visited-style-name="Visited_20_Internet_20_Link">jakub.michalek@pirati.cz</text:a> </text:p>
            <text:p text:style-name="P7">kontaktní osobou je vedoucí právního týmu nebo jin<text:span text:style-name="T11">á</text:span> osoba pověřená republikovým předsednictvem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7">Dodavatel</text:span><text:span text:style-name="T6">:</text:span></text:p>
          </table:table-cell>
          <table:table-cell table:style-name="Tabulka1.A1" office:value-type="string">
            <text:p text:style-name="Table_20_Contents">Jméno: Viktorie Kalhousová </text:p>
            <text:p text:style-name="P8">není podnikatel, ročník: <text:span text:style-name="T9">1994</text:span> město bydliště: <text:span text:style-name="T10">Jezbořice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6">Předmět dodatku:</text:span></text:p>
          </table:table-cell>
          <table:table-cell table:style-name="Tabulka1.A1" office:value-type="string">
            <text:p text:style-name="P14">Navýšení odměny od 1.3.2018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7">Odměna</text:span><text:span text:style-name="T6">:</text:span></text:p>
          </table:table-cell>
          <table:table-cell table:style-name="Tabulka1.A1" office:value-type="string">
            <text:p text:style-name="Table_20_Contents">---<text:span text:style-name="T11">240</text:span> Kč/hod (slovy: <text:span text:style-name="T11">dvěstěčtyřicet</text:span> korun českých za hodinu)</text:p>
            <text:p text:style-name="Table_20_Contents">odměna se vyplácí průběžně a zahrnuje i případný daňový odvod a náklady na veřejné pojištění, pokud se platí<text:bookmark text:name="_GoBack"/></text:p>
          </table:table-cell>
        </table:table-row>
      </table:table>
      <text:p text:style-name="P4"><text:span text:style-name="T6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6">https://www.pirati.cz/rules/ppu</text:span></text:span></text:a><text:span text:style-name="T6">&gt;, s nimiž se smluvní strany seznámily a zavazují se je dodržovat. Na důkaz seznámení se s podmínkami a uzavření smlouvy připojují smluvní strany své podpisy:</text:span></text:p>
      <text:p text:style-name="P6">V Praze dne <text:span text:style-name="T9">19</text:span>. <text:span text:style-name="T11">2</text:span>. 201<text:span text:style-name="T9">8</text:span></text:p>
      <text:p text:style-name="P6">Za zadavatele: </text:p>
      <text:p text:style-name="P6"/>
      <text:p text:style-name="P6">…....................................................<text:tab/></text:p>
      <text:p text:style-name="P6">Za dodavatele: </text:p>
      <text:p text:style-name="P6"/>
      <text:p text:style-name="P6"/>
      <text:p text:style-name="P6">….................................................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79433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79433"/>
    </style:style>
    <style:style style:name="MT1" style:family="text">
      <style:text-properties style:font-name-complex="Liberation Sans2"/>
    </style:style>
    <style:style style:name="M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411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svg:height="2.037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MP2">Česká pirátská strana • Řehořova 943/19, 130 00 Praha 3 • Doručovat do datové schránky b2i4r6j</text:p>
        <text:p text:style-name="MP3"><text:span text:style-name="MT2">Tel. +420 </text:span><text:a xlink:type="simple" xlink:href="tel:778%20702%20713" office:target-frame-name="_blank" xlink:show="new" text:style-name="Internet_20_link" text:visited-style-name="Visited_20_Internet_20_Link"><text:span text:style-name="MT3">778 702 713</text:span></text:a><text:span text:style-name="MT2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2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2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5</meta:editing-cycles>
    <meta:print-date>2017-01-05T13:53:00</meta:print-date>
    <meta:creation-date>2017-01-05T13:53:00</meta:creation-date>
    <dc:date>2018-02-19T13:57:32.515790018</dc:date>
    <dc:language>cs-CZ</dc:language>
    <meta:editing-duration>PT15M49S</meta:editing-duration>
    <meta:generator>LibreOffice/5.1.6.2$Linux_X86_64 LibreOffice_project/10m0$Build-2</meta:generator>
    <meta:document-statistic meta:table-count="1" meta:image-count="1" meta:object-count="0" meta:page-count="1" meta:paragraph-count="26" meta:word-count="179" meta:character-count="1391" meta:non-whitespace-character-count="1231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